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Georgia" fo:font-size="11pt" style:font-size-asian="11pt" style:font-name-complex="Times New Roman" style:font-size-complex="11pt"/>
    </style:style>
    <style:style style:name="P3" style:family="paragraph" style:parent-style-name="Text_20_body">
      <style:text-properties style:font-name="Georgia" fo:font-size="11pt" officeooo:paragraph-rsid="001b34d4" fo:background-color="#ffff00" style:font-size-asian="11pt" style:font-name-complex="Times New Roman" style:font-size-complex="11pt"/>
    </style:style>
    <style:style style:name="P4" style:family="paragraph" style:parent-style-name="Text_20_body">
      <style:text-properties style:font-name="Georgia" fo:font-size="11pt" fo:background-color="transparent" style:font-size-asian="11pt" style:font-name-complex="Times New Roman" style:font-size-complex="11pt"/>
    </style:style>
    <style:style style:name="P5" style:family="paragraph" style:parent-style-name="Standard">
      <style:text-properties style:font-name="Georgia" fo:font-size="11pt"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P6" style:family="paragraph" style:parent-style-name="Standard">
      <style:text-properties style:font-name="Georgia" fo:font-size="11pt" style:font-size-asian="11pt" style:font-name-complex="Times New Roman" style:font-size-complex="11pt"/>
    </style:style>
    <style:style style:name="P7" style:family="paragraph" style:parent-style-name="Standard">
      <style:text-properties style:font-name="Georgia" fo:font-size="11pt" officeooo:rsid="0014dd7c" style:font-size-asian="11pt" style:font-name-complex="Times New Roman" style:font-size-complex="11pt"/>
    </style:style>
    <style:style style:name="P8" style:family="paragraph" style:parent-style-name="Standard">
      <style:text-properties style:font-name="Georgia" fo:font-size="11pt" officeooo:paragraph-rsid="0014dd7c" style:font-size-asian="11pt" style:font-name-complex="Times New Roman" style:font-size-complex="11pt"/>
    </style:style>
    <style:style style:name="P9" style:family="paragraph" style:parent-style-name="Standard">
      <style:text-properties style:font-name="Georgia" fo:font-size="11pt" officeooo:paragraph-rsid="00157c24" style:font-size-asian="11pt" style:font-name-complex="Times New Roman" style:font-size-complex="11pt"/>
    </style:style>
    <style:style style:name="P10" style:family="paragraph" style:parent-style-name="Standard">
      <style:text-properties style:font-name="Georgia" fo:font-size="11pt" fo:background-color="#ffff00" style:font-size-asian="11pt" style:font-name-complex="Times New Roman" style:font-size-complex="11pt"/>
    </style:style>
    <style:style style:name="P11" style:family="paragraph" style:parent-style-name="Standard">
      <style:paragraph-properties fo:text-align="justify" style:justify-single-word="false"/>
      <style:text-properties style:font-name="Georgia" fo:font-size="11pt" fo:background-color="#ffff00" style:font-size-asian="11pt" style:font-name-complex="Times New Roman" style:font-size-complex="11pt"/>
    </style:style>
    <style:style style:name="P12" style:family="paragraph" style:parent-style-name="Standard">
      <style:paragraph-properties fo:text-align="justify" style:justify-single-word="false"/>
      <style:text-properties style:font-name="Georgia" fo:font-size="11pt" officeooo:rsid="00157c24" officeooo:paragraph-rsid="00157c24" fo:background-color="#ffff00" style:font-size-asian="11pt" style:font-name-complex="Times New Roman" style:font-size-complex="11pt"/>
    </style:style>
    <style:style style:name="P13" style:family="paragraph" style:parent-style-name="Standard">
      <style:text-properties style:font-name="Georgia" fo:font-size="11pt" fo:background-color="transparent" style:font-size-asian="11pt" style:font-name-complex="Times New Roman" style:font-size-complex="11pt"/>
    </style:style>
    <style:style style:name="P14" style:family="paragraph" style:parent-style-name="Standard">
      <style:paragraph-properties fo:text-align="justify" style:justify-single-word="false"/>
      <style:text-properties style:font-name="Georgia" fo:font-size="11pt" officeooo:rsid="00157c24" officeooo:paragraph-rsid="00157c24" fo:background-color="transparent" style:font-size-asian="11pt" style:font-name-complex="Times New Roman" style:font-size-complex="11pt"/>
    </style:style>
    <style:style style:name="P15" style:family="paragraph" style:parent-style-name="Standard">
      <style:paragraph-properties fo:text-align="justify" style:justify-single-word="false"/>
      <style:text-properties style:font-name="Georgia" fo:font-size="11pt" officeooo:rsid="00165110" officeooo:paragraph-rsid="00165110" fo:background-color="transparent" style:font-size-asian="11pt" style:font-name-complex="Times New Roman" style:font-size-complex="11pt"/>
    </style:style>
    <style:style style:name="P16" style:family="paragraph" style:parent-style-name="Standard">
      <style:paragraph-properties fo:text-align="justify" style:justify-single-word="false"/>
    </style:style>
    <style:style style:name="P17" style:family="paragraph" style:parent-style-name="Normal">
      <style:text-properties fo:background-color="transparent"/>
    </style:style>
    <style:style style:name="P18" style:family="paragraph" style:parent-style-name="Normal">
      <style:text-properties style:font-name="Georgia" fo:font-size="11pt" style:font-size-asian="11pt" style:font-name-complex="Times New Roman" style:font-size-complex="11pt"/>
    </style:style>
    <style:style style:name="P19" style:family="paragraph" style:parent-style-name="Normal">
      <style:text-properties fo:background-color="transparent"/>
    </style:style>
    <style:style style:name="P20" style:family="paragraph" style:parent-style-name="Heading" style:master-page-name="MP0">
      <style:paragraph-properties style:page-number="auto" fo:break-before="page"/>
    </style:style>
    <style:style style:name="P21" style:family="paragraph" style:parent-style-name="Paragraphe_20_de_20_liste" style:list-style-name="L4">
      <style:text-properties officeooo:rsid="0021d496" officeooo:paragraph-rsid="0021d496" fo:background-color="transparent"/>
    </style:style>
    <style:style style:name="P22" style:family="paragraph" style:parent-style-name="Paragraphe_20_de_20_liste" style:list-style-name="L4">
      <style:text-properties fo:background-color="transparent"/>
    </style:style>
    <style:style style:name="P23" style:family="paragraph" style:parent-style-name="Standard" style:list-style-name="L1">
      <style:text-properties style:font-name="Georgia" fo:font-size="11pt" fo:background-color="transparent" style:font-size-asian="11pt" style:font-name-complex="Times New Roman" style:font-size-complex="11pt"/>
    </style:style>
    <style:style style:name="P24" style:family="paragraph" style:parent-style-name="Standard" style:list-style-name="L2">
      <style:text-properties style:font-name="Georgia" fo:font-size="11pt" fo:background-color="transparent" style:font-size-asian="11pt" style:font-name-complex="Times New Roman" style:font-size-complex="11pt"/>
    </style:style>
    <style:style style:name="P25" style:family="paragraph" style:parent-style-name="Standard" style:list-style-name="L3">
      <style:text-properties style:font-name="Georgia" fo:font-size="11pt" fo:background-color="#ffff00" style:font-size-asian="11pt" style:font-name-complex="Times New Roman" style:font-size-complex="11pt"/>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font-name-complex="Times New Roman" style:font-size-complex="11pt"/>
    </style:style>
    <style:style style:name="T3" style:family="text">
      <style:text-properties fo:font-style="italic" fo:background-color="transparent" loext:char-shading-value="0" style:font-style-asian="italic" style:font-style-complex="italic"/>
    </style:style>
    <style:style style:name="T4" style:family="text">
      <style:text-properties style:font-name="Georgia" fo:font-size="11pt" style:font-size-asian="11pt" style:font-name-complex="Times New Roman" style:font-size-complex="11pt"/>
    </style:style>
    <style:style style:name="T5" style:family="text">
      <style:text-properties style:font-name="Georgia" fo:font-size="11pt" officeooo:rsid="00253f12" style:font-size-asian="11pt" style:font-name-complex="Times New Roman" style:font-size-complex="11pt"/>
    </style:style>
    <style:style style:name="T6" style:family="text">
      <style:text-properties style:font-name="Georgia" fo:font-size="11pt" fo:background-color="transparent" loext:char-shading-value="0" style:font-size-asian="11pt" style:font-name-complex="Times New Roman" style:font-size-complex="11pt"/>
    </style:style>
    <style:style style:name="T7" style:family="text">
      <style:text-properties style:font-name="Georgia" fo:font-size="11pt" officeooo:rsid="00157c24" fo:background-color="transparent" loext:char-shading-value="0" style:font-size-asian="11pt" style:font-name-complex="Times New Roman" style:font-size-complex="11pt"/>
    </style:style>
    <style:style style:name="T8" style:family="text">
      <style:text-properties officeooo:rsid="00101830"/>
    </style:style>
    <style:style style:name="T9" style:family="text">
      <style:text-properties officeooo:rsid="0014dd7c"/>
    </style:style>
    <style:style style:name="T10" style:family="text">
      <style:text-properties fo:background-color="#ffff00" loext:char-shading-value="0"/>
    </style:style>
    <style:style style:name="T11" style:family="text">
      <style:text-properties officeooo:rsid="0021d496" fo:background-color="#ffff00" loext:char-shading-value="0"/>
    </style:style>
    <style:style style:name="T12" style:family="text">
      <style:text-properties officeooo:rsid="00157c24"/>
    </style:style>
    <style:style style:name="T13" style:family="text">
      <style:text-properties fo:background-color="transparent" loext:char-shading-value="0"/>
    </style:style>
    <style:style style:name="T14" style:family="text">
      <style:text-properties officeooo:rsid="00157c24" fo:background-color="transparent" loext:char-shading-value="0"/>
    </style:style>
    <style:style style:name="T15" style:family="text">
      <style:text-properties officeooo:rsid="001b34d4" fo:background-color="transparent" loext:char-shading-value="0"/>
    </style:style>
    <style:style style:name="T16" style:family="text">
      <style:text-properties officeooo:rsid="0015a623"/>
    </style:style>
    <style:style style:name="T17" style:family="text">
      <style:text-properties officeooo:rsid="00172d3f"/>
    </style:style>
    <style:style style:name="T18" style:family="text">
      <style:text-properties officeooo:rsid="001b34d4"/>
    </style:style>
    <style:style style:name="T19" style:family="text">
      <style:text-properties officeooo:rsid="001c2f31"/>
    </style:style>
    <style:style style:name="T20" style:family="text">
      <style:text-properties officeooo:rsid="0021d496"/>
    </style:style>
    <style:style style:name="T21" style:family="text">
      <style:text-properties officeooo:rsid="00238615"/>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Georgia"/>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Georgia"/>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École nationale des Chartes, Master 2 TNAH, année 2021-2022<text:line-break/>Cours sur la description archivistique<text:line-break/>Travaux dirigés<text:line-break/>Exercice d’encodage en XML/EA<text:span text:style-name="T8">C-CPF</text:span></text:p>
      <text:p text:style-name="P1"/>
      <text:p text:style-name="P5"/>
      <text:p text:style-name="Normal"><text:span text:style-name="Police_20_par_20_défaut"><text:span text:style-name="T1">Date du document </text:span></text:span>: janvier 2022</text:p>
      <text:p text:style-name="Normal"><text:span text:style-name="Police_20_par_20_défaut"><text:span text:style-name="T1">Auteur </text:span></text:span>: <text:span text:style-name="T8">Pauline Charbonnier</text:span> (Lab des Archives nationales), courriel <text:s/><text:a xlink:type="simple" xlink:href="mailto:pauline.charbonnier@culture.gouv.fr" text:style-name="Internet_20_link" text:visited-style-name="Visited_20_Internet_20_Link"><text:span text:style-name="T8">pauline.charbonnier</text:span></text:a><text:a xlink:type="simple" xlink:href="mailto:pauline.charbonnier@culture.gouv.fr" text:style-name="Internet_20_link" text:visited-style-name="Visited_20_Internet_20_Link"><text:span text:style-name="Lien_20_hypertexte"><text:span text:style-name="T2">@culture.gouv.fr</text:span></text:span></text:a><text:span text:style-name="Lien_20_hypertexte"><text:span text:style-name="T2"> </text:span></text:span></text:p>
      <text:p text:style-name="Normal"><text:span text:style-name="Police_20_par_20_défaut"><text:span text:style-name="T1">Version </text:span></text:span>: <text:span text:style-name="T8">1</text:span></text:p>
      <text:p text:style-name="Normal"/>
      <text:p text:style-name="P6"/>
      <text:p text:style-name="Normal">Il s’agit de convertir en XML/EA<text:span text:style-name="T8">C-CPF</text:span>, manuellement, un<text:span text:style-name="T8">e</text:span> <text:span text:style-name="T8">notice d’un producteur de fonds d’archives.</text:span></text:p>
      <text:p text:style-name="Normal"/>
      <text:p text:style-name="Normal"><text:span text:style-name="Police_20_par_20_défaut"><text:span text:style-name="T1">Objectifs</text:span></text:span> :</text:p>
      <text:p text:style-name="Normal">Chacun devrait à l’issue de cet exercice connaître l’essentiel du format EA<text:span text:style-name="T8">C-CPF</text:span>, être capable de mettre en œuvre la méthode <text:span text:style-name="T8">pour décrire un agent producteur de fonds d’archives</text:span> conform<text:span text:style-name="T8">ément</text:span> à ISA<text:span text:style-name="T8">AR</text:span>(<text:span text:style-name="T8">CPF</text:span>) .</text:p>
      <text:p text:style-name="P7"/>
      <text:p text:style-name="P8"/>
      <text:h text:style-name="Heading_20_1" text:outline-level="1">Remarques générales</text:h>
      <text:p text:style-name="P10"/>
      <text:p text:style-name="P13">De manière générale, donc dans le contexte de cet exercice et dans tout autre contexte, une méthode rigoureuse et efficace consiste, dans l’ordre, à :</text:p>
      <text:list xml:id="list2246333280" text:style-name="L1">
        <text:list-item>
          <text:p text:style-name="P23">prendre le temps nécessaire pour comprendre (lire si possible) l<text:span text:style-name="T18">a notice d’autorité à encoder,</text:span> en repérer la structure apparente, cerner les points problématiques ou peu clairs, réunir le cas échéant toutes les informations manquantes ;</text:p>
        </text:list-item>
      </text:list>
      <text:list xml:id="list1707672373" text:style-name="L2">
        <text:list-item>
          <text:p text:style-name="P24">si on utilise un éditeur de documents XML, créer un nouveau document XML/E<text:span text:style-name="T18">AC-CPF en associant le schema </text:span>;</text:p>
        </text:list-item>
        <text:list-item>
          <text:p text:style-name="P24">encoder <text:span text:style-name="T18">la zone de contrôle</text:span> ;</text:p>
        </text:list-item>
        <text:list-item>
          <text:p text:style-name="P24">encoder la <text:span text:style-name="T18">zone de </text:span>description <text:s/><text:span text:style-name="T18">CPF.</text:span></text:p>
        </text:list-item>
      </text:list>
      <text:list xml:id="list3124136348" text:style-name="L3">
        <text:list-header>
          <text:p text:style-name="P25"/>
        </text:list-header>
      </text:list>
      <text:p text:style-name="Normal"><text:span text:style-name="T13">Toujours de manière générale, avant de commencer, il est indispensable de disposer du </text:span><text:span text:style-name="Police_20_par_20_défaut"><text:span text:style-name="T3">Dictionnaire des balises</text:span></text:span><text:span text:style-name="T13"> de l’</text:span><text:span text:style-name="T15">EAC-CPF</text:span><text:span text:style-name="T13">. </text:span></text:p>
      <text:p text:style-name="P10"/>
      <text:h text:style-name="Heading_20_1" text:outline-level="1">Les <text:span text:style-name="T12">notices</text:span> à traiter</text:h>
      <text:p text:style-name="P16"><text:span text:style-name="Police_20_par_20_défaut"><text:span text:style-name="T6">Nous avons sélectionné trois notices de </text:span></text:span><text:span text:style-name="Police_20_par_20_défaut"><text:span text:style-name="T7">producteurs d’archives</text:span></text:span><text:span text:style-name="Police_20_par_20_défaut"><text:span text:style-name="T6">, fournies au format PDF.</text:span></text:span></text:p>
      <text:p text:style-name="P11"><text:span text:style-name="T13">Ces notices sont globalement faciles à traiter </text:span><text:span text:style-name="T14">(personnes)</text:span><text:span text:style-name="T13">, elles permettront d’apprendre l’essentiel. Un corrigé sera fourni à la fin du cours pour ces notices.</text:span></text:p>
      <text:p text:style-name="P11"/>
      <text:p text:style-name="P14">1/ Notice de Georges Bidault </text:p>
      <text:p text:style-name="P9"><text:a xlink:type="simple" xlink:href="https://www.siv.archives-nationales.culture.gouv.fr/siv/NP/FRAN_NP_051627" text:style-name="Internet_20_link" text:visited-style-name="Visited_20_Internet_20_Link"><text:span text:style-name="T13">https://www.siv.archives-nationales.culture.gouv.fr/siv/NP/FRAN_NP_051627</text:span></text:a><text:span text:style-name="T13"> </text:span></text:p>
      <text:p text:style-name="P14"/>
      <text:p text:style-name="P14">3/ <text:span text:style-name="T16">Notice de Léon Blum</text:span></text:p>
      <text:p text:style-name="P12"><text:a xlink:type="simple" xlink:href="https://www.siv.archives-nationales.culture.gouv.fr/siv/NP/FRAN_NP_050200" text:style-name="Internet_20_link" text:visited-style-name="Visited_20_Internet_20_Link"><text:span text:style-name="T13">https://www.siv.archives-nationales.culture.gouv.fr/siv/NP/FRAN_NP_050200</text:span></text:a><text:span text:style-name="T13"> </text:span></text:p>
      <text:p text:style-name="P14"/>
      <text:p text:style-name="P15">4/ Notice de Gisèle Halimi </text:p>
      <text:p text:style-name="P12"><text:a xlink:type="simple" xlink:href="https://www.siv.archives-nationales.culture.gouv.fr/siv/NP/FRAN_NP_053028" text:style-name="Internet_20_link" text:visited-style-name="Visited_20_Internet_20_Link"><text:span text:style-name="T13">https://www.siv.archives-nationales.culture.gouv.fr/siv/NP/FRAN_NP_053028</text:span></text:a><text:span text:style-name="T13"> </text:span></text:p>
      <text:p text:style-name="P6"/>
      <text:h text:style-name="Heading_20_1" text:outline-level="1">Organisation du travail</text:h>
      <text:p text:style-name="P2"/>
      <text:p text:style-name="P17">Chacun va choisir une notice à encoder intégralement parmi les 3 sélectionnées. Le travail s’étalera <text:span text:style-name="T17">éventuellement </text:span>sur <text:span text:style-name="T17">les deux</text:span> séances.</text:p>
      <text:p text:style-name="P10"/>
      <text:p text:style-name="P17"><text:soft-page-break/>Nous guiderons le travail d’encodage pendant le cours. Nous allons, pour chaque étape, donner des consignes et conseils pour démarrer, vous guider pendant votre travail, puis après chaque étape, faire un point général pour prendre les questions et résumer l’essentiel de ce qui a été vu et de ce qu’il faut savoir.</text:p>
      <text:p text:style-name="P13"/>
      <text:p text:style-name="P17">Le présent document ne donnera pas en détail ni même sous la forme d’une liste, ni les recommandations de fond, ni les procédures à suivre. Il vous est recommandé de prendre des notes. N’oubliez pas que les commentaires XML sont faits pour ça ;-)</text:p>
      <text:p text:style-name="P6"/>
      <text:p text:style-name="P6"/>
      <text:h text:style-name="Heading_20_1" text:outline-level="1">ETAPE 1 : examiner l<text:span text:style-name="T9">a notice d’autorité</text:span></text:h>
      <text:p text:style-name="P2"/>
      <text:p text:style-name="Normal">Prenez le temps de lire la notice choisie et de noter ce qui vous semble difficile ou problématique.</text:p>
      <text:p text:style-name="Normal">Temps prévu pour cette étape : en tout 1<text:span text:style-name="T18">0 </text:span>min</text:p>
      <text:p text:style-name="P2"/>
      <text:h text:style-name="Heading_20_1" text:outline-level="1">ETAPE 2 : créer un nouveau document EA<text:span text:style-name="T12">C</text:span> <text:span text:style-name="T12">CPF</text:span></text:h>
      <text:p text:style-name="Text_20_body"/>
      <text:p text:style-name="Normal">Il faut que vous sachiez refaire cela seul(e), donc vous devez à la fois savoir comment le faire avec oXygen, et comprendre ce qui se passe (pour pouvoir le cas échéant vous passer d’oXygen).</text:p>
      <text:p text:style-name="Normal"/>
      <text:p text:style-name="P2">Tout ne sera pas dit ici, mais voici quelques recommandations :</text:p>
      <text:p text:style-name="P3"><text:span text:style-name="T13">- faire attention à </text:span><text:span text:style-name="T15">bien associer le schéma</text:span><text:span text:style-name="T13"> (</text:span><text:span text:style-name="T15">disponible ici </text:span><text:a xlink:type="simple" xlink:href="https://eac.staatsbibliothek-berlin.de/schema/cpf.xsd" text:style-name="Internet_20_link" text:visited-style-name="Visited_20_Internet_20_Link"><text:span text:style-name="T15">https://eac.staatsbibliothek-berlin.de/schema/cpf.xsd</text:span></text:a><text:span text:style-name="T15">) et dans le dossier GitHub des ressources du cours (cpf.xsd</text:span><text:span text:style-name="T13">) ;</text:span></text:p>
      <text:p text:style-name="P4">- enregistrer immédiatement votre document EA<text:span text:style-name="T17">C-CPF</text:span> dans votre dossier de travail (et penser à valider et à enregistrer très régulièrement le fichier) ;</text:p>
      <text:p text:style-name="P4">- lui donner un nom signifiant et éviter les espaces et diacritiques dans les noms de fichiers ;</text:p>
      <text:p text:style-name="Normal">Temps prévu pour cette étape : en tout 1<text:span text:style-name="T17">0</text:span> min</text:p>
      <text:p text:style-name="P2"/>
      <text:h text:style-name="Heading_20_1" text:outline-level="1">ETAPE 3 : encoder l’<text:span text:style-name="T12">élément de contrôle de l’</text:span> EA<text:span text:style-name="T12">C-CPF</text:span></text:h>
      <text:p text:style-name="P6"/>
      <text:p text:style-name="P17">Rappel : cet<text:span text:style-name="T18">te zone </text:span>concerne le fichier EA<text:span text:style-name="T18">C-CPF </text:span>(<text:span text:style-name="T18">la notice d’autorité</text:span>) <text:span text:style-name="T18">elle</text:span>-même, pas les <text:span text:style-name="T18">l’entité qu’elle décrit, ainsi que la bibliographie ayant servi à la rédaction de la notice.</text:span></text:p>
      <text:p text:style-name="P17">Ici il faut se souvenir que l’ordre des informations est prescrit. Il faut aussi noter que très souvent beaucoup d’informations doivent être ajoutées à ce dont on dispose, et que certaines informations (comme la description des révisions) sont bien sûr à compléter pendant tout le cycle de vie du document.</text:p>
      <text:p text:style-name="P18"/>
      <text:p text:style-name="Normal">Temps prévu pour cette étape : en tout <text:span text:style-name="T17">20</text:span> à 25 min.</text:p>
      <text:p text:style-name="P2"/>
      <text:h text:style-name="Heading_20_1" text:outline-level="1">ETAPE 4 : encoder la description <text:span text:style-name="T17">CPF</text:span></text:h>
      <text:p text:style-name="Text_20_body"/>
      <text:p text:style-name="P17"><text:span text:style-name="T19">L’</text:span>ordre prescrit <text:span text:style-name="T19">des informations est également prescrit.</text:span> </text:p>
      <text:p text:style-name="P10"/>
      <text:p text:style-name="P19">Quelques-uns des points sur lesquels nous reviendrons à la fin de cette étape :</text:p>
      <text:list xml:id="list3709930430" text:style-name="L4">
        <text:list-item>
          <text:p text:style-name="P22"><text:span text:style-name="T21">l</text:span>es informations essentielles à encoder ;</text:p>
        </text:list-item>
        <text:list-item>
          <text:p text:style-name="P22">f<text:span text:style-name="T20">ormes du noms</text:span> ;</text:p>
        </text:list-item>
        <text:list-item>
          <text:p text:style-name="P22">aperçu des règles d’indexation  ;</text:p>
        </text:list-item>
        <text:list-item>
          <text:p text:style-name="P22">les <text:span text:style-name="T20">relations avec des notices d’autorité</text:span></text:p>
        </text:list-item>
        <text:list-item>
          <text:p text:style-name="P21"><text:span text:style-name="T20">l</text:span>es relations avec la description des documents d’archives</text:p>
        </text:list-item>
      </text:list>
      <text:p text:style-name="Text_20_body"><text:span text:style-name="T4">Temps prévu pour cette étape : environ </text:span><text:span text:style-name="T5">30</text:span><text:span text:style-name="T4"> m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Normal" style:class="text">
      <style:paragraph-properties fo:margin-top="0cm" fo:margin-bottom="0cm" loext:contextual-spacing="true" fo:text-align="center" style:justify-single-word="false" fo:hyphenation-ladder-count="no-limit"/>
      <style:text-properties fo:font-size="14pt" fo:letter-spacing="-0.018cm"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25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Georgia" fo:font-family="Georgia" style:font-family-generic="roman" style:font-pitch="variable" fo:font-size="12pt" fo:font-weight="bold" style:font-size-asian="12p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text-align="justify" style:justify-single-word="false" fo:hyphenation-ladder-count="no-limit"/>
      <style:text-properties style:font-name="Georgia" fo:font-family="Georgia" style:font-family-generic="roman" style:font-pitch="variable" fo:font-size="11pt" style:font-size-asian="11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style:font-name="Georgia" fo:font-family="Georgia" style:font-family-generic="roman" style:font-pitch="variable" fo:font-size="14pt" fo:letter-spacing="-0.018cm" fo:font-weight="bold" style:letter-kerning="true"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25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Georgia" fo:font-family="Georgia"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Georgia" fo:font-family="Georgia"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M1$Windows_x86 LibreOffice_project/ba352b96595e9b31d57a5fb2829eccca433f28f7</meta:generator>
    <meta:creation-date>2022-01-31T14:52:28.057000000</meta:creation-date>
    <meta:editing-cycles>1</meta:editing-cycles>
    <meta:editing-duration>P0D</meta:editing-duration>
    <meta:document-statistic meta:table-count="0" meta:image-count="0" meta:object-count="0" meta:page-count="2" meta:paragraph-count="51" meta:word-count="713" meta:character-count="4561" meta:non-whitespace-character-count="3897"/>
    <meta:template xlink:type="simple" xlink:actuate="onRequest" xlink:title="" xlink:href="Normal.dotm"/>
  </office:meta>
</office:document-meta>
</file>